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1" style:family="table-row">
      <style:table-row-properties style:min-row-height="8.375cm"/>
    </style:style>
    <style:style style:name="Tableau1.A1" style:family="table-cell">
      <style:table-cell-properties fo:padding="0cm" fo:border="none"/>
    </style:style>
    <style:style style:name="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style style:name="P2" style:family="paragraph" style:parent-style-name="Titre_20_Chapitre">
      <style:paragraph-properties fo:padding="0cm" fo:border-left="none" fo:border-right="none" fo:border-top="none" fo:border-bottom="0.99pt solid #000000" style:shadow="none">
        <style:tab-stops>
          <style:tab-stop style:position="18.971cm" style:type="right"/>
        </style:tab-stops>
      </style:paragraph-properties>
    </style:style>
    <style:style style:name="P3" style:family="paragraph" style:parent-style-name="Standard">
      <style:text-properties officeooo:rsid="00220294" officeooo:paragraph-rsid="00220294"/>
    </style:style>
    <style:style style:name="P4" style:family="paragraph" style:parent-style-name="Standard">
      <style:paragraph-properties fo:text-align="center" style:justify-single-word="false"/>
      <style:text-properties officeooo:rsid="00220294" officeooo:paragraph-rsid="00220294"/>
    </style:style>
    <style:style style:name="P5" style:family="paragraph" style:parent-style-name="Standard">
      <style:text-properties style:font-name="Times New Roman" fo:font-style="normal" officeooo:rsid="00220294" officeooo:paragraph-rsid="00220294"/>
    </style:style>
    <style:style style:name="P6" style:family="paragraph" style:parent-style-name="Standard">
      <style:paragraph-properties fo:margin-left="1cm" fo:margin-right="0cm" fo:text-indent="-1cm" style:auto-text-indent="false" style:shadow="none" style:writing-mode="page"/>
      <style:text-properties officeooo:rsid="00220294" officeooo:paragraph-rsid="00220294"/>
    </style:style>
    <style:style style:name="P7" style:family="paragraph" style:parent-style-name="Standard">
      <loext:graphic-properties draw:fill="none"/>
      <style:paragraph-properties fo:margin-left="1cm" fo:margin-right="0cm" fo:text-indent="-1cm" style:auto-text-indent="false" fo:background-color="transparent" style:shadow="none" style:writing-mode="page"/>
      <style:text-properties officeooo:rsid="00220294" officeooo:paragraph-rsid="00220294"/>
    </style:style>
    <style:style style:name="P8" style:family="paragraph" style:parent-style-name="Standard">
      <style:paragraph-properties fo:margin-left="1cm" fo:margin-right="0cm" fo:text-align="center" style:justify-single-word="false" fo:text-indent="-1cm" style:auto-text-indent="false" style:shadow="none" style:writing-mode="page"/>
      <style:text-properties officeooo:rsid="00220294" officeooo:paragraph-rsid="00220294"/>
    </style:style>
    <style:style style:name="P9" style:family="paragraph" style:parent-style-name="Standard">
      <style:paragraph-properties fo:margin-left="1cm" fo:margin-right="0cm" fo:text-align="start" style:justify-single-word="false" fo:text-indent="-1cm" style:auto-text-indent="false" style:shadow="none" style:writing-mode="page"/>
      <style:text-properties officeooo:rsid="00220294" officeooo:paragraph-rsid="00220294"/>
    </style:style>
    <style:style style:name="P10" style:family="paragraph" style:parent-style-name="Standard">
      <style:paragraph-properties fo:margin-left="1cm" fo:margin-right="0cm" fo:text-align="start" style:justify-single-word="false" fo:text-indent="-1cm" style:auto-text-indent="false" style:shadow="none" style:writing-mode="page">
        <style:tab-stops>
          <style:tab-stop style:position="2.408cm"/>
        </style:tab-stops>
      </style:paragraph-properties>
      <style:text-properties officeooo:rsid="0024ce12" officeooo:paragraph-rsid="0024f47c"/>
    </style:style>
    <style:style style:name="P11" style:family="paragraph" style:parent-style-name="Titre_20_I_29_" style:list-style-name=""/>
    <style:style style:name="P12" style:family="paragraph">
      <loext:graphic-properties draw:fill="none" draw:fill-color="#ffffff"/>
      <style:text-properties style:font-name="Courier New" fo:font-size="12pt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d27e"/>
    </style:style>
    <style:style style:name="T2" style:family="text">
      <style:text-properties officeooo:rsid="002154da"/>
    </style:style>
    <style:style style:name="T3" style:family="text">
      <style:text-properties style:font-name="Times New Roman" fo:font-style="normal"/>
    </style:style>
    <style:style style:name="T4" style:family="text">
      <style:text-properties style:font-name="Times New Roman" fo:font-style="normal" officeooo:rsid="0024ce12"/>
    </style:style>
    <style:style style:name="T5" style:family="text">
      <style:text-properties officeooo:rsid="00235c84"/>
    </style:style>
    <style:style style:name="T6" style:family="text">
      <style:text-properties officeooo:rsid="0024f47c"/>
    </style:style>
    <style:style style:name="T7" style:family="text">
      <style:text-properties officeooo:rsid="00255c57"/>
    </style:style>
    <style:style style:name="T8" style:family="text">
      <style:text-properties officeooo:rsid="002609d7"/>
    </style:style>
    <style:style style:name="T9" style:family="text">
      <style:text-properties style:font-name="Courier New" fo:font-size="1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3cm" svg:stroke-color="#000000" draw:marker-start-width="0.434cm" draw:marker-end-width="0.434cm" draw:fill="none" draw:fill-color="#ffffff" draw:auto-grow-width="true" fo:min-height="6.719cm" fo:min-width="6.354cm" fo:padding-top="0.101cm" fo:padding-bottom="0.101cm" fo:padding-left="0.101cm" fo:padding-right="0.101cm" fo:margin-left="0cm" fo:margin-right="0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cm" svg:stroke-color="#000000" draw:marker-start="" draw:marker-start-width="0.095cm" draw:marker-start-center="false" draw:marker-end="" draw:marker-end-width="0.095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3cm" svg:stroke-color="#000000" draw:marker-start="" draw:marker-start-width="0.095cm" draw:marker-start-center="false" draw:marker-end="" draw:marker-end-width="0.095cm" draw:marker-end-center="false" draw:fill="solid" draw:fill-color="#729fcf" draw:textarea-horizontal-align="center" draw:textarea-vertical-align="middle" fo:padding-top="0.139cm" fo:padding-bottom="0.139cm" fo:padding-left="0.263cm" fo:padding-right="0.263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3cm" svg:stroke-color="#000000" draw:marker-start="" draw:marker-start-width="0.095cm" draw:marker-start-center="false" draw:marker-end="Arrow" draw:marker-end-width="0.1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89cm" fo:min-width="0.2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89cm" fo:min-width="0.476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89cm" fo:min-width="0.898cm" fo:padding-top="0cm" fo:padding-bottom="0cm" fo:padding-left="0cm" fo:padding-right="0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actions : <text:span text:style-name="T2">Défi</text:span><text:tab/><text:span text:style-name="T1">3</text:span>.<text:span text:style-name="T8">5</text:span></text:p>
      <text:p text:style-name="Standard"/>
      <text:p text:style-name="P11">Énoncé</text:p>
      <text:p text:style-name="P3"><text:span text:style-name="T7">Je viens de faire le plein de ma voiture</text:span>. <text:span text:style-name="T5">Quel type de carburant ai-je pris</text:span> ?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Document 1 <text:span text:style-name="T3">:</text:span> Ticket de carte bancaire.</text:p>
            <text:p text:style-name="P3"/>
            <text:p text:style-name="P4"><draw:frame text:anchor-type="as-char" draw:z-index="0" draw:name="Forme2" draw:style-name="gr1" draw:text-style-name="P12" svg:width="6.555cm" svg:height="6.921cm"><draw:text-box><text:p><text:span text:style-name="T9">CARTE BANCAIRE</text:span></text:p><text:p><text:span text:style-name="T9"/></text:p><text:p><text:span text:style-name="T9">A0000000421010</text:span></text:p><text:p><text:span text:style-name="T9">СВ</text:span></text:p><text:p><text:span text:style-name="T9"/></text:p><text:p><text:span text:style-name="T9">le 23/04/18 à 11:53:54</text:span></text:p><text:p><text:span text:style-name="T9">STATION ESSENCE</text:span></text:p><text:p><text:span text:style-name="T9">1945442</text:span></text:p><text:p><text:span text:style-name="T9">**********15065*</text:span></text:p><text:p><text:span text:style-name="T9">DF16D3BA132A6393</text:span></text:p><text:p><text:span text:style-name="T9">MONTANT: 49,33 EUR</text:span></text:p><text:p><text:span text:style-name="T9">DEBIT</text:span></text:p><text:p><text:span text:style-name="T9">TICKET CLIENT A CONSERVER</text:span></text:p><text:p><text:span text:style-name="T9">MERCI DE VOTRE VISITE</text:span></text:p></draw:text-box></draw:frame></text:p>
          </table:table-cell>
          <table:table-cell table:style-name="Tableau1.A1" office:value-type="string">
            <text:p text:style-name="P7">Document 2 <text:span text:style-name="T3">:</text:span> Vue de la jauge à essence avant <text:span text:style-name="T4">de faire</text:span> le plein.</text:p>
            <text:p text:style-name="P6"/>
            <text:p text:style-name="P8"><draw:g text:anchor-type="as-char" draw:z-index="1" draw:name="Forme1" draw:style-name="gr2"><draw:ellipse draw:style-name="gr3" draw:text-style-name="P13" svg:width="5.991cm" svg:height="5.993cm" svg:x="0.344cm" svg:y="0.549cm" draw:kind="arc" draw:start-angle="0" draw:end-angle="180"><text:p/></draw:ellipse><draw:line draw:style-name="gr4" draw:text-style-name="P13" svg:x1="0.342cm" svg:y1="3.545cm" svg:x2="6.333cm" svg:y2="3.545cm"><text:p/></draw:line><draw:line draw:style-name="gr4" draw:text-style-name="P13" svg:x1="5.993cm" svg:y1="3.075cm" svg:x2="6.288cm" svg:y2="3.023cm"><text:p/></draw:line><draw:line draw:style-name="gr4" draw:text-style-name="P13" svg:x1="5.872cm" svg:y1="2.623cm" svg:x2="6.154cm" svg:y2="2.521cm"><text:p/></draw:line><draw:line draw:style-name="gr4" draw:text-style-name="P13" svg:x1="5.673cm" svg:y1="2.196cm" svg:x2="5.932cm" svg:y2="2.046cm"><text:p/></draw:line><draw:line draw:style-name="gr4" draw:text-style-name="P13" svg:x1="5.403cm" svg:y1="1.81cm" svg:x2="5.632cm" svg:y2="1.618cm"><text:p/></draw:line><draw:line draw:style-name="gr4" draw:text-style-name="P13" svg:x1="5.071cm" svg:y1="1.48cm" svg:x2="5.263cm" svg:y2="1.251cm"><text:p/></draw:line><draw:line draw:style-name="gr4" draw:text-style-name="P13" svg:x1="4.686cm" svg:y1="1.208cm" svg:x2="4.836cm" svg:y2="0.949cm"><text:p/></draw:line><draw:line draw:style-name="gr4" draw:text-style-name="P13" svg:x1="4.26cm" svg:y1="1.01cm" svg:x2="4.362cm" svg:y2="0.728cm"><text:p/></draw:line><draw:line draw:style-name="gr4" draw:text-style-name="P13" svg:x1="3.806cm" svg:y1="0.889cm" svg:x2="3.858cm" svg:y2="0.594cm"><text:p/></draw:line><draw:line draw:style-name="gr4" draw:text-style-name="P13" svg:x1="3.338cm" svg:y1="1.139cm" svg:x2="3.338cm" svg:y2="0.55cm"><text:p/></draw:line><draw:line draw:style-name="gr4" draw:text-style-name="P13" svg:x1="2.87cm" svg:y1="0.889cm" svg:x2="2.818cm" svg:y2="0.594cm"><text:p/></draw:line><draw:line draw:style-name="gr4" draw:text-style-name="P13" svg:x1="2.415cm" svg:y1="1.01cm" svg:x2="2.313cm" svg:y2="0.728cm"><text:p/></draw:line><draw:line draw:style-name="gr4" draw:text-style-name="P13" svg:x1="1.99cm" svg:y1="1.208cm" svg:x2="1.84cm" svg:y2="0.949cm"><text:p/></draw:line><draw:line draw:style-name="gr4" draw:text-style-name="P13" svg:x1="1.604cm" svg:y1="1.48cm" svg:x2="1.412cm" svg:y2="1.251cm"><text:p/></draw:line><draw:line draw:style-name="gr4" draw:text-style-name="P13" svg:x1="1.272cm" svg:y1="1.81cm" svg:x2="1.043cm" svg:y2="1.618cm"><text:p/></draw:line><draw:line draw:style-name="gr4" draw:text-style-name="P13" svg:x1="1.003cm" svg:y1="2.196cm" svg:x2="0.744cm" svg:y2="2.046cm"><text:p/></draw:line><draw:line draw:style-name="gr4" draw:text-style-name="P13" svg:x1="0.805cm" svg:y1="2.623cm" svg:x2="0.523cm" svg:y2="2.521cm"><text:p/></draw:line><draw:line draw:style-name="gr4" draw:text-style-name="P13" svg:x1="0.683cm" svg:y1="3.075cm" svg:x2="0.388cm" svg:y2="3.023cm"><text:p/></draw:line><draw:line draw:style-name="gr5" draw:text-style-name="P14" svg:x1="3.338cm" svg:y1="3.543cm" svg:x2="2.036cm" svg:y2="1.296cm"><text:p/></draw:line><draw:frame draw:style-name="gr6" draw:text-style-name="P16" svg:width="0.241cm" svg:height="0.489cm" svg:x="0cm" svg:y="3.298cm"><draw:text-box><text:p text:style-name="P15"><text:span text:style-name="T10">0</text:span></text:p></draw:text-box></draw:frame><draw:frame draw:style-name="gr7" draw:text-style-name="P16" svg:width="0.477cm" svg:height="0.489cm" svg:x="6.451cm" svg:y="3.298cm"><draw:text-box><text:p text:style-name="P15"><text:span text:style-name="T10">50</text:span></text:p></draw:text-box></draw:frame><draw:frame draw:style-name="gr7" draw:text-style-name="P16" svg:width="0.477cm" svg:height="0.489cm" svg:x="3.15cm" svg:y="0cm"><draw:text-box><text:p text:style-name="P15"><text:span text:style-name="T10">25</text:span></text:p></draw:text-box></draw:frame><draw:frame draw:style-name="gr8" draw:text-style-name="P16" svg:width="0.899cm" svg:height="0.489cm" svg:x="2.94cm" svg:y="1.7cm"><draw:text-box><text:p text:style-name="P15"><text:span text:style-name="T10">litres</text:span></text:p></draw:text-box></draw:frame></draw:g></text:p>
            <text:p text:style-name="P9"/>
            <text:p text:style-name="P9"/>
            <text:p text:style-name="P9"/>
            <text:p text:style-name="P10">Document 3 :Tarifs <text:span text:style-name="T6">de la station service<text:line-break/>Gazole : 1,38 Euro/L<text:line-break/>Sans-plomb 95 : 1,48 Euro/L<text:line-break/>Sans-plomb 98 : 1,54 Euro/L</text:span></text:p>
          </table:table-cell>
        </table:table-row>
      </table:table>
      <text:p text:style-name="P3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10" draw:display-name="Dashed (var) 10" draw:style="rect" draw:dots1="1" draw:dots1-length="0.009cm" draw:dots2="1" draw:dots2-length="0.009cm" draw:distance="0.009cm"/>
    <draw:stroke-dash draw:name="Dashed_20__28_var_29__20_11" draw:display-name="Dashed (var) 11" draw:style="rect" draw:dots1="1" draw:dots1-length="0.009cm" draw:dots2="1" draw:dots2-length="0.009cm" draw:distance="0.009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5-fractions-defi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Thibaud FONTANET</meta:initial-creator>
    <meta:creation-date>2006-09-10T11:53:40</meta:creation-date>
    <dc:date>2018-04-25T20:22:59.479000000</dc:date>
    <meta:print-date>2011-12-08T22:04:20.21</meta:print-date>
    <dc:language>fr-FR</dc:language>
    <meta:editing-cycles>107</meta:editing-cycles>
    <meta:editing-duration>P1DT6H36M37S</meta:editing-duration>
    <meta:printed-by>Véronique et Thibaud FONTANET</meta:printed-by>
    <meta:document-statistic meta:table-count="1" meta:image-count="0" meta:object-count="0" meta:page-count="1" meta:paragraph-count="9" meta:word-count="64" meta:character-count="341" meta:non-whitespace-character-count="284"/>
    <meta:user-defined meta:name="Info 1"/>
    <meta:user-defined meta:name="Info 2"/>
    <meta:user-defined meta:name="Info 3"/>
    <meta:user-defined meta:name="Info 4"/>
  </office:meta>
</office:document-meta>
</file>